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"Hey guuuuuuuuuuys!!"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~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You saved my sister. For that, you have my
deepest thanks."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~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"Speaking of which, I must ask why Blue Carat
brought you here to the Seraphia Research
Institute?"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U-Unthinkable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That laboratory chief was... researching Magic,
of all things...!"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Ngh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is grave. I shall report back to Her
Highness at the castle, posthast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"I would ask all of you to come to the castle,
as well."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"Your training here is over. You shall return to
the SDU in the Northlands at on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You will leave the rest here to us."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"you will call
me Commander, not `Bro'", but we didn't get it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entrust this fallen rock to the civil
engineer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"At the same time, the Chivalric Order need to
investigate this laboratory, so I will have it
cordoned off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"I trust you have no objections?"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8:18:16+01:00</meta:creation-date>
    <dc:date>2020-02-08T18:1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